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Año</text:p>
          </table:table-cell>
          <table:table-cell office:value-type="string">
            <text:p>Suceso</text:p>
          </table:table-cell>
          <table:table-cell office:value-type="string">
            <text:p>Historia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descubrimiento</text:p>
          </table:table-cell>
          <table:table-cell table:number-columns-repeated="2"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Publicación</text:p>
          </table:table-cell>
          <table:table-cell table:number-columns-repeated="2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Construcción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1° celda de 5KV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Construcción tractor con celdas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Celdas en los programas espaciales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s celdas amplían su us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Hoja1.G27" table:end-x="1.326cm" table:end-y="0.244cm" draw:z-index="0" draw:style-name="gr1" svg:width="7.999cm" svg:height="6.999cm" svg:x="0.101cm" svg:y="0.281cm">
              <draw:object draw:notify-on-update-of-ranges="Hoja1.A3:Hoja1.A9 Hoja1.B3:Hoja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26/10/2009</text:date>, <text:time>13:4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22:43:54</meta:creation-date>
    <dc:date>2009-10-26T13:44:58</dc:date>
    <meta:editing-duration>PT01H53M35S</meta:editing-duration>
    <meta:editing-cycles>2</meta:editing-cycles>
    <meta:generator>OpenOffice.org/3.0$Unix OpenOffice.org_project/300m15$Build-9379</meta:generator>
    <meta:document-statistic meta:table-count="3" meta:cell-count="17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tacked="tru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789cm" svg:y="3.179cm" chart:style-name="ch2"/>
        <chart:plot-area chart:style-name="ch3" table:cell-range-address="Hoja1.A3:Hoja1.B9" chart:data-source-has-labels="column" svg:x="0.16cm" svg:y="0.14cm" svg:width="5.469cm" svg:height="6.58cm">
          <chart:axis chart:dimension="x" chart:name="primary-x" chart:style-name="ch4">
            <chart:categories table:cell-range-address="Hoja1.A3:Hoja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9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3:Hoja1.A9">1838</text:p>
              </table:table-cell>
              <table:table-cell office:value-type="float" office:value="1.#NAN">
                <text:p text:id="Hoja1.B3:Hoja1.B9">1.#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